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885e0" officeooo:paragraph-rsid="001885e0"/>
    </style:style>
    <style:style style:name="P2" style:family="paragraph" style:parent-style-name="Text_20_body" style:list-style-name="L1"/>
    <style:style style:name="P3" style:family="paragraph" style:parent-style-name="Text_20_body">
      <style:text-properties officeooo:paragraph-rsid="001885e0"/>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text-properties officeooo:rsid="001885e0" officeooo:paragraph-rsid="001885e0"/>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1"/>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list-style-name="L12"/>
    <style:style style:name="P26" style:family="paragraph" style:parent-style-name="Text_20_body" style:list-style-name="L12">
      <style:paragraph-properties fo:margin-top="0cm" fo:margin-bottom="0cm" style:contextual-spacing="false"/>
    </style:style>
    <style:style style:name="P27" style:family="paragraph" style:parent-style-name="Text_20_body" style:list-style-name="L13"/>
    <style:style style:name="P28" style:family="paragraph" style:parent-style-name="Text_20_body" style:list-style-name="L13">
      <style:paragraph-properties fo:margin-top="0cm" fo:margin-bottom="0cm" style:contextual-spacing="false"/>
    </style:style>
    <style:style style:name="P29" style:family="paragraph" style:parent-style-name="Text_20_body" style:list-style-name="L14"/>
    <style:style style:name="P30" style:family="paragraph" style:parent-style-name="Text_20_body" style:list-style-name="L14">
      <style:paragraph-properties fo:margin-top="0cm" fo:margin-bottom="0cm" style:contextual-spacing="false"/>
    </style:style>
    <style:style style:name="P31" style:family="paragraph" style:parent-style-name="Text_20_body" style:list-style-name="L15"/>
    <style:style style:name="P32" style:family="paragraph" style:parent-style-name="Text_20_body" style:list-style-name="L15">
      <style:paragraph-properties fo:margin-top="0cm" fo:margin-bottom="0cm" style:contextual-spacing="false"/>
    </style:style>
    <style:style style:name="P33" style:family="paragraph" style:parent-style-name="Text_20_body" style:list-style-name="L16"/>
    <style:style style:name="P34" style:family="paragraph" style:parent-style-name="Text_20_body" style:list-style-name="L16">
      <style:paragraph-properties fo:margin-top="0cm" fo:margin-bottom="0cm" style:contextual-spacing="false"/>
    </style:style>
    <style:style style:name="P35" style:family="paragraph" style:parent-style-name="Text_20_body" style:list-style-name="L17"/>
    <style:style style:name="P36" style:family="paragraph" style:parent-style-name="Text_20_body" style:list-style-name="L17">
      <style:paragraph-properties fo:margin-top="0cm" fo:margin-bottom="0cm" style:contextual-spacing="false"/>
    </style:style>
    <style:style style:name="T1" style:family="text">
      <style:text-properties officeooo:rsid="001885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1">1.3 - </text:span></text:span><text:span text:style-name="Strong_20_Emphasis">Authorization Grant</text:span></text:p>
      <text:p text:style-name="P3">OAuth 2.0 protokolünde, istemcinin (client) bir <text:span text:style-name="Strong_20_Emphasis">Access Token</text:span> almak için kullandığı kimlik belgesidir. Bu belge, <text:span text:style-name="Strong_20_Emphasis">Resource Owner</text:span>'ın (kaynak sahibinin) korunan kaynaklara erişim iznini temsil eder.</text:p>
      <text:p text:style-name="Text_20_body">Bu bağlamda, OAuth 2.0 dört temel <text:span text:style-name="Strong_20_Emphasis">Authorization Grant</text:span> türünü tanımlar:</text:p>
      <text:list text:style-name="L1">
        <text:list-item>
          <text:p text:style-name="P2"><text:span text:style-name="Strong_20_Emphasis">Authorization Code Grant</text:span>: Güvenli ve iki adımlı bir süreçtir. İstemci, önce bir "authorization code" alır, ardından bu kodu kullanarak <text:span text:style-name="Strong_20_Emphasis">Access Token</text:span> talep eder.</text:p>
        </text:list-item>
        <text:list-item>
          <text:p text:style-name="P2"><text:span text:style-name="Strong_20_Emphasis">Implicit Grant</text:span>: Daha hızlıdır ve genellikle tarayıcı tabanlı uygulamalarda kullanılır. Ancak güvenlik açısından daha az güçlüdür, çünkü <text:span text:style-name="Strong_20_Emphasis">Access Token</text:span> doğrudan istemciye sunulur.</text:p>
        </text:list-item>
        <text:list-item>
          <text:p text:style-name="P2"><text:span text:style-name="Strong_20_Emphasis">Resource Owner Password Credentials Grant</text:span>: İstemcinin, kullanıcının kullanıcı adı ve şifresini doğrudan <text:span text:style-name="Strong_20_Emphasis">Authorization Server</text:span>'a gönderdiği bir yöntemdir. Güvenilir istemciler için uygundur, ancak genellikle önerilmez.</text:p>
        </text:list-item>
        <text:list-item>
          <text:p text:style-name="P2"><text:span text:style-name="Strong_20_Emphasis">Client Credentials Grant</text:span>: İstemci, kendine ait kimlik bilgilerini kullanarak <text:span text:style-name="Strong_20_Emphasis">Authorization Server</text:span>'dan bir <text:span text:style-name="Strong_20_Emphasis">Access Token</text:span> talep eder. Genellikle kullanıcıya bağlı olmayan istemci-istemci iletişimleri için kullanılır.</text:p>
        </text:list-item>
      </text:list>
      <text:p text:style-name="Text_20_body">Ayrıca, OAuth 2.0, özel gereksinimler için yeni <text:span text:style-name="Strong_20_Emphasis">Grant</text:span> türlerinin tanımlanabilmesine olanak tanıyan bir genişletilebilirlik mekanizması sunar.</text:p>
      <text:p text:style-name="Standard"/>
      <text:p text:style-name="P8"><text:span text:style-name="Strong_20_Emphasis">1.3.1 - Authorization Code</text:span></text:p>
      <text:p text:style-name="P8">OAuth 2.0 protokolünde, istemcinin <text:span text:style-name="Strong_20_Emphasis">Access Token</text:span> alması için kullanılan bir yetkilendirme türüdür ve en güvenli yöntemlerden biri olarak kabul edilir. Bu mekanizma, istemci ile kaynak sahibi (resource owner) arasında doğrudan bir bağlantı kurmak yerine, bir <text:span text:style-name="Strong_20_Emphasis">Authorization Server</text:span>'ın aracı olarak kullanılması prensibine dayanır. İşleyişi şu şekildedir:</text:p>
      <text:list text:style-name="L2">
        <text:list-item>
          <text:p text:style-name="P4"><text:span text:style-name="Strong_20_Emphasis">Authorization Server Aracılığıyla Yetkilendirme</text:span>:</text:p>
          <text:list>
            <text:list-item>
              <text:p text:style-name="P5">İstemci, kaynak sahibinden doğrudan yetkilendirme istemek yerine, kaynak sahibini <text:span text:style-name="Strong_20_Emphasis">Authorization Server</text:span>'a yönlendirir.</text:p>
            </text:list-item>
            <text:list-item>
              <text:p text:style-name="P5">Bu yönlendirme, genellikle kaynak sahibinin kullanıcı arayüzü veya tarayıcı (user-agent) aracılığıyla yapılır.</text:p>
            </text:list-item>
          </text:list>
        </text:list-item>
        <text:list-item>
          <text:p text:style-name="P4"><text:span text:style-name="Strong_20_Emphasis">Kaynak Sahibinin Kimlik Doğrulaması ve Yetkilendirilmesi</text:span>:</text:p>
          <text:list>
            <text:list-item>
              <text:p text:style-name="P5"><text:span text:style-name="Strong_20_Emphasis">Authorization Server</text:span>, kaynak sahibinin kimlik bilgilerini doğrular ve erişim yetkisini onaylar.</text:p>
            </text:list-item>
            <text:list-item>
              <text:p text:style-name="P5">Bu süreçte kaynak sahibinin kullanıcı adı veya şifresi gibi kimlik bilgileri, istemciyle paylaşılmaz. Bu, istemciyle hassas bilgiler arasındaki doğrudan temas riskini ortadan kaldırır.</text:p>
            </text:list-item>
          </text:list>
        </text:list-item>
        <text:list-item>
          <text:p text:style-name="P4"><text:span text:style-name="Strong_20_Emphasis">Authorization Code'un İstemciye Dönmesi</text:span>:</text:p>
          <text:list>
            <text:list-item>
              <text:p text:style-name="P5"><text:span text:style-name="Strong_20_Emphasis">Authorization Server</text:span>, kaynak sahibini istemciye yönlendirirken bir <text:span text:style-name="Strong_20_Emphasis">Authorization Code</text:span> sağlar.</text:p>
            </text:list-item>
            <text:list-item>
              <text:p text:style-name="P5">Bu kod, istemcinin daha sonra bir <text:span text:style-name="Strong_20_Emphasis">Access Token</text:span> talep etmek için kullanacağı bir geçici kimlik belgesidir.</text:p>
            </text:list-item>
          </text:list>
        </text:list-item>
        <text:list-item>
          <text:p text:style-name="P4"><text:span text:style-name="Strong_20_Emphasis">Access Token Talebi</text:span>:</text:p>
          <text:list>
            <text:list-item>
              <text:p text:style-name="P5"><text:soft-page-break/>İstemci, aldığı <text:span text:style-name="Strong_20_Emphasis">Authorization Code</text:span> ile <text:span text:style-name="Strong_20_Emphasis">Authorization Server</text:span>'a bir <text:span text:style-name="Strong_20_Emphasis">Access Token</text:span> talebinde bulunur.</text:p>
            </text:list-item>
            <text:list-item>
              <text:p text:style-name="P4">Bu adımda istemci kendini <text:span text:style-name="Strong_20_Emphasis">Authorization Server</text:span>'a kimlik bilgileriyle doğrulayarak ek bir güvenlik katmanı sağlar.</text:p>
            </text:list-item>
          </text:list>
        </text:list-item>
      </text:list>
      <text:h text:style-name="Heading_20_3" text:outline-level="3"><text:span text:style-name="Strong_20_Emphasis">Güvenlik Faydaları:</text:span></text:h>
      <text:list text:style-name="L3">
        <text:list-item>
          <text:p text:style-name="P7"><text:span text:style-name="Strong_20_Emphasis">Kimlik Doğrulama Güvencesi</text:span>: <text:span text:style-name="Strong_20_Emphasis">Authorization Server</text:span>, istemcinin kimliğini doğrular.</text:p>
        </text:list-item>
        <text:list-item>
          <text:p text:style-name="P7"><text:span text:style-name="Strong_20_Emphasis">Access Token'ın Doğrudan İletilmesi</text:span>: <text:span text:style-name="Strong_20_Emphasis">Access Token</text:span>, istemciye doğrudan iletilir ve kaynak sahibinin tarayıcısı üzerinden geçmediği için maruz kalma riski azalır.</text:p>
        </text:list-item>
        <text:list-item>
          <text:p text:style-name="P6"><text:span text:style-name="Strong_20_Emphasis">Kaynak Sahibinin Gizliliği</text:span>: Kaynak sahibinin kimlik bilgileri (örneğin, kullanıcı adı ve şifre) istemciyle asla paylaşılmaz, yalnızca <text:span text:style-name="Strong_20_Emphasis">Authorization Server</text:span> ile paylaşılır.</text:p>
        </text:list-item>
      </text:list>
      <text:p text:style-name="Text_20_body">Bu yöntem, güvenliğin ve hassas bilgilerin korunmasının ön planda olduğu istemci-tarayıcı etkileşimlerinde yaygın olarak tercih edilir.</text:p>
      <text:p text:style-name="P1"/>
      <text:p text:style-name="P8"><text:span text:style-name="Strong_20_Emphasis">1.3.2 - Implicit grant</text:span></text:p>
      <text:p text:style-name="P8">Tarayıcı tabanlı uygulamalar (örneğin JavaScript ile yazılmış istemciler) için optimize edilmiş ve OAuth 2.0 sürecini basitleştiren bir yetkilendirme türüdür. Bu tür, daha az işlem gerektirdiği için <text:span text:style-name="Strong_20_Emphasis">Authorization Code</text:span> yöntemine kıyasla daha hızlıdır, ancak bazı güvenlik zafiyetleri içerir. İşleyişi ve özellikleri şu şekilde açıklanabilir:</text:p>
      <text:p text:style-name="Horizontal_20_Line"/>
      <text:h text:style-name="Heading_20_3" text:outline-level="3"><text:span text:style-name="Strong_20_Emphasis">İşleyiş:</text:span></text:h>
      <text:list text:style-name="L4">
        <text:list-item>
          <text:p text:style-name="P9"><text:span text:style-name="Strong_20_Emphasis">Erişim Tokenı Doğrudan Verilir</text:span>:</text:p>
          <text:list>
            <text:list-item>
              <text:p text:style-name="P10"><text:span text:style-name="Strong_20_Emphasis">Authorization Server</text:span>, istemciye bir <text:span text:style-name="Strong_20_Emphasis">Authorization Code</text:span> yerine doğrudan bir <text:span text:style-name="Strong_20_Emphasis">Access Token</text:span> sağlar.</text:p>
            </text:list-item>
            <text:list-item>
              <text:p text:style-name="P10"><text:span text:style-name="Strong_20_Emphasis">Access Token</text:span>, kaynak sahibinin yetkilendirme süreci tamamlandıktan hemen sonra istemciye iletilir.</text:p>
            </text:list-item>
            <text:list-item>
              <text:p text:style-name="P10">Arada bir <text:span text:style-name="Strong_20_Emphasis">Authorization Code</text:span> alma ve bu kodu kullanarak token isteme adımları atlanır.</text:p>
            </text:list-item>
          </text:list>
        </text:list-item>
        <text:list-item>
          <text:p text:style-name="P9"><text:span text:style-name="Strong_20_Emphasis">İstemci Kimlik Doğrulaması Olmaz</text:span>:</text:p>
          <text:list>
            <text:list-item>
              <text:p text:style-name="P10">Bu akışta <text:span text:style-name="Strong_20_Emphasis">Authorization Server</text:span>, istemciyi kimlik doğrulamasından geçirmez.</text:p>
            </text:list-item>
            <text:list-item>
              <text:p text:style-name="P10">Bunun yerine, istemcinin kimliğini doğrulamak için genellikle istemcinin kullandığı <text:span text:style-name="Strong_20_Emphasis">Redirect URI</text:span> gibi faktörlere güvenilir.</text:p>
            </text:list-item>
          </text:list>
        </text:list-item>
        <text:list-item>
          <text:p text:style-name="P9"><text:span text:style-name="Strong_20_Emphasis">Tarayıcı Üzerinden İşleme</text:span>:</text:p>
          <text:list>
            <text:list-item>
              <text:p text:style-name="P10">Token, kaynak sahibinin tarayıcısı (user-agent) üzerinden istemciye iletilir.</text:p>
            </text:list-item>
            <text:list-item>
              <text:p text:style-name="P9">Bu, tokenın tarayıcıya veya başka bir uygulamaya maruz kalma riskini artırır.</text:p>
            </text:list-item>
          </text:list>
        </text:list-item>
      </text:list>
      <text:p text:style-name="Horizontal_20_Line"/>
      <text:h text:style-name="Heading_20_3" text:outline-level="3"><text:span text:style-name="Strong_20_Emphasis">Avantajlar:</text:span></text:h>
      <text:list text:style-name="L5">
        <text:list-item>
          <text:p text:style-name="P11"><text:span text:style-name="Strong_20_Emphasis">Hız ve Verimlilik</text:span>:</text:p>
          <text:list>
            <text:list-item>
              <text:p text:style-name="P12"><text:soft-page-break/>İstemcinin <text:span text:style-name="Strong_20_Emphasis">Access Token</text:span> alması için gereken işlem sayısı azaltıldığı için daha hızlıdır.</text:p>
            </text:list-item>
            <text:list-item>
              <text:p text:style-name="P12">Özellikle tek sayfa uygulamalar (SPA) gibi tarayıcı tabanlı istemcilerde performansı artırır.</text:p>
            </text:list-item>
          </text:list>
        </text:list-item>
        <text:list-item>
          <text:p text:style-name="P11"><text:span text:style-name="Strong_20_Emphasis">Basitleştirilmiş Akış</text:span>:</text:p>
          <text:list>
            <text:list-item>
              <text:p text:style-name="P11">Kullanıcı deneyimini iyileştiren ve daha az adım gerektiren bir yapı sağlar.</text:p>
            </text:list-item>
          </text:list>
        </text:list-item>
      </text:list>
      <text:p text:style-name="Horizontal_20_Line"/>
      <text:h text:style-name="Heading_20_3" text:outline-level="3"><text:span text:style-name="Strong_20_Emphasis">Güvenlik Riskleri:</text:span></text:h>
      <text:list text:style-name="L6">
        <text:list-item>
          <text:p text:style-name="P13"><text:span text:style-name="Strong_20_Emphasis">Tokenın Maruz Kalma Riski</text:span>:</text:p>
          <text:list>
            <text:list-item>
              <text:p text:style-name="P14"><text:span text:style-name="Strong_20_Emphasis">Access Token</text:span>, kaynak sahibinin tarayıcısı üzerinden istemciye iletildiğinden, tarayıcıya veya başka bir uygulamaya maruz kalabilir.</text:p>
            </text:list-item>
            <text:list-item>
              <text:p text:style-name="P14">Eğer tarayıcıda açıklar veya kötü amaçlı yazılımlar varsa, tokenın ele geçirilme riski yüksektir.</text:p>
            </text:list-item>
          </text:list>
        </text:list-item>
        <text:list-item>
          <text:p text:style-name="P13"><text:span text:style-name="Strong_20_Emphasis">İstemcinin Doğrulanmaması</text:span>:</text:p>
          <text:list>
            <text:list-item>
              <text:p text:style-name="P14">İstemci kimlik doğrulaması yapılmadığı için kötü niyetli istemcilerin <text:span text:style-name="Strong_20_Emphasis">Access Token</text:span> alması kolaylaşabilir.</text:p>
            </text:list-item>
          </text:list>
        </text:list-item>
        <text:list-item>
          <text:p text:style-name="P13"><text:span text:style-name="Strong_20_Emphasis">Token Süresinin Kısa Olması Gerekliliği</text:span>:</text:p>
          <text:list>
            <text:list-item>
              <text:p text:style-name="P13">Bu akışta güvenlik risklerini en aza indirmek için token süreleri çok kısa tutulmalıdır.</text:p>
            </text:list-item>
          </text:list>
        </text:list-item>
      </text:list>
      <text:p text:style-name="Horizontal_20_Line"/>
      <text:h text:style-name="Heading_20_3" text:outline-level="3"><text:span text:style-name="Strong_20_Emphasis">Nerelerde Kullanılır?</text:span></text:h>
      <text:list text:style-name="L7">
        <text:list-item>
          <text:p text:style-name="P16"><text:span text:style-name="Strong_20_Emphasis">Tek Sayfa Uygulamalar (Single Page Applications - SPA)</text:span>:</text:p>
          <text:list>
            <text:list-item>
              <text:p text:style-name="P16">React, Angular gibi tarayıcı tabanlı çerçevelerle yazılmış uygulamalarda sıkça tercih edilir.</text:p>
            </text:list-item>
          </text:list>
        </text:list-item>
        <text:list-item>
          <text:p text:style-name="P16"><text:span text:style-name="Strong_20_Emphasis">Sunucusuz (Serverless) Uygulamalar</text:span>:</text:p>
          <text:list>
            <text:list-item>
              <text:p text:style-name="P15">İstemcinin yalnızca tarayıcıda çalıştığı ve backend sunucusunun olmadığı durumlarda uygundur.</text:p>
            </text:list-item>
          </text:list>
        </text:list-item>
      </text:list>
      <text:p text:style-name="Horizontal_20_Line"/>
      <text:h text:style-name="Heading_20_3" text:outline-level="3"><text:span text:style-name="Strong_20_Emphasis">Güvenlik Açısından Değerlendirme:</text:span></text:h>
      <text:p text:style-name="Text_20_body"><text:span text:style-name="Strong_20_Emphasis">Authorization Code Grant</text:span>, güvenlik açısından daha güçlüdür ve mümkünse tercih edilmelidir. Ancak, yalnızca tarayıcı tabanlı bir uygulama kullanılıyorsa ve hızlı bir akış gerekiyorsa, <text:span text:style-name="Strong_20_Emphasis">Implicit Grant</text:span> seçeneği kullanılabilir. Kullanım sırasında, güvenlik risklerini azaltmak için şunlara dikkat edilmelidir:</text:p>
      <text:list text:style-name="L8">
        <text:list-item>
          <text:p text:style-name="P18">Token süresi kısa tutulmalı.</text:p>
        </text:list-item>
        <text:list-item>
          <text:p text:style-name="P18"><text:span text:style-name="Strong_20_Emphasis">Redirect URI</text:span> kesinlikle doğrulanmalı.</text:p>
        </text:list-item>
        <text:list-item>
          <text:p text:style-name="P17">Tarayıcı güvenliğinin sağlandığından emin olunmalı.</text:p>
        </text:list-item>
      </text:list>
      <text:p text:style-name="Horizontal_20_Line"/>
      <text:p text:style-name="Text_20_body">Sonuç olarak, <text:span text:style-name="Strong_20_Emphasis">Implicit Grant</text:span>, belirli durumlarda performans avantajı sağlarken güvenlik açıkları barındırdığı için dikkatli bir şekilde değerlendirilmesi gereken bir yöntemdir.</text:p>
      <text:p text:style-name="P8"><text:soft-page-break/><text:span text:style-name="Strong_20_Emphasis">1.3.3 - Resource Owner Password Credentials (ROPC)</text:span></text:p>
      <text:p text:style-name="P8">Kaynak sahibinin kullanıcı adı ve şifre bilgilerini doğrudan bir yetkilendirme belgesi (grant) olarak kullanarak istemciye erişim tokenı sağlama yöntemidir. Bu yöntem yalnızca kaynak sahibi ile istemci arasında yüksek güven ilişkisi olduğu durumlarda kullanılmalıdır. Örneğin, istemci işletim sisteminin bir parçası olduğunda veya çok yetkili bir uygulama olduğunda tercih edilebilir. İşleyişi ve özellikleri şu şekilde özetlenebilir:</text:p>
      <text:p text:style-name="Horizontal_20_Line"/>
      <text:h text:style-name="Heading_20_3" text:outline-level="3"><text:span text:style-name="Strong_20_Emphasis">İşleyiş:</text:span></text:h>
      <text:list text:style-name="L9">
        <text:list-item>
          <text:p text:style-name="P19"><text:span text:style-name="Strong_20_Emphasis">Kullanıcı Adı ve Şifre Kullanımı</text:span>:</text:p>
          <text:list>
            <text:list-item>
              <text:p text:style-name="P20">Kaynak sahibi (örneğin bir kullanıcı), istemciye kullanıcı adı ve şifresini doğrudan verir.</text:p>
            </text:list-item>
            <text:list-item>
              <text:p text:style-name="P20">İstemci, bu kimlik bilgilerini <text:span text:style-name="Strong_20_Emphasis">Authorization Server</text:span>'a gönderir.</text:p>
            </text:list-item>
          </text:list>
        </text:list-item>
        <text:list-item>
          <text:p text:style-name="P19"><text:span text:style-name="Strong_20_Emphasis">Erişim Tokenı Sağlanması</text:span>:</text:p>
          <text:list>
            <text:list-item>
              <text:p text:style-name="P20"><text:span text:style-name="Strong_20_Emphasis">Authorization Server</text:span>, bu kimlik bilgilerini doğrular.</text:p>
            </text:list-item>
            <text:list-item>
              <text:p text:style-name="P20">Eğer doğrulama başarılı olursa, istemciye bir <text:span text:style-name="Strong_20_Emphasis">Access Token</text:span> sağlar.</text:p>
            </text:list-item>
            <text:list-item>
              <text:p text:style-name="P20">Token, kaynak sahibinin korunan kaynaklarına erişim için kullanılır.</text:p>
            </text:list-item>
          </text:list>
        </text:list-item>
        <text:list-item>
          <text:p text:style-name="P19"><text:span text:style-name="Strong_20_Emphasis">Kimlik Bilgilerinin Tek Seferlik Kullanımı</text:span>:</text:p>
          <text:list>
            <text:list-item>
              <text:p text:style-name="P20">Kaynak sahibinin kullanıcı adı ve şifre bilgileri, yalnızca token almak için kullanılır ve başka bir amaçla saklanmaz.</text:p>
            </text:list-item>
            <text:list-item>
              <text:p text:style-name="P19">Uzun süreli bir <text:span text:style-name="Strong_20_Emphasis">Access Token</text:span> veya <text:span text:style-name="Strong_20_Emphasis">Refresh Token</text:span> ile kimlik bilgilerini saklama ihtiyacı ortadan kalkar.</text:p>
            </text:list-item>
          </text:list>
        </text:list-item>
      </text:list>
      <text:p text:style-name="Horizontal_20_Line"/>
      <text:h text:style-name="Heading_20_3" text:outline-level="3"><text:span text:style-name="Strong_20_Emphasis">Avantajlar:</text:span></text:h>
      <text:list text:style-name="L10">
        <text:list-item>
          <text:p text:style-name="P21"><text:span text:style-name="Strong_20_Emphasis">Basitlik</text:span>:</text:p>
          <text:list>
            <text:list-item>
              <text:p text:style-name="P22">Diğer grant türleri (örneğin Authorization Code veya Implicit) yerine daha doğrudan ve basit bir yöntem sunar.</text:p>
            </text:list-item>
          </text:list>
        </text:list-item>
        <text:list-item>
          <text:p text:style-name="P21"><text:span text:style-name="Strong_20_Emphasis">Kimlik Bilgilerini Saklama Zorunluluğunun Azalması</text:span>:</text:p>
          <text:list>
            <text:list-item>
              <text:p text:style-name="P22">İstemci, kullanıcı adı ve şifre gibi hassas bilgileri uzun süreli saklamak yerine bunları bir token ile değiştirir.</text:p>
            </text:list-item>
          </text:list>
        </text:list-item>
        <text:list-item>
          <text:p text:style-name="P21"><text:span text:style-name="Strong_20_Emphasis">Yetkilendirme Türünün Alternatif Olmadığı Durumlar İçin Uygun</text:span>:</text:p>
          <text:list>
            <text:list-item>
              <text:p text:style-name="P21">Örneğin, bir cihazın işletim sistemi parçası olan istemcilerde ya da başka grant türlerinin uygulanamayacağı durumlarda kullanışlıdır.</text:p>
            </text:list-item>
          </text:list>
        </text:list-item>
      </text:list>
      <text:p text:style-name="Horizontal_20_Line"/>
      <text:h text:style-name="Heading_20_3" text:outline-level="3"><text:span text:style-name="Strong_20_Emphasis">Güvenlik Riskleri ve Dikkat Edilmesi Gerekenler:</text:span></text:h>
      <text:list text:style-name="L11">
        <text:list-item>
          <text:p text:style-name="P23"><text:span text:style-name="Strong_20_Emphasis">Kimlik Bilgilerinin Ele Geçirilme Riski</text:span>:</text:p>
          <text:list>
            <text:list-item>
              <text:p text:style-name="P24">Kullanıcı adı ve şifre bilgilerinin istemciye doğrudan verilmesi, büyük bir güvenlik riski doğurabilir.</text:p>
            </text:list-item>
            <text:list-item>
              <text:p text:style-name="P24"><text:soft-page-break/>İstemcinin güvenilir ve güvenli bir şekilde çalıştığından emin olunmalıdır.</text:p>
            </text:list-item>
          </text:list>
        </text:list-item>
        <text:list-item>
          <text:p text:style-name="P23"><text:span text:style-name="Strong_20_Emphasis">Sınırlı Kullanım Alanı</text:span>:</text:p>
          <text:list>
            <text:list-item>
              <text:p text:style-name="P24">Yalnızca istemci ile kaynak sahibi arasında yüksek güven ilişkisi olduğu durumlarda kullanılmalıdır.</text:p>
            </text:list-item>
            <text:list-item>
              <text:p text:style-name="P24">Düşük güven seviyesine sahip istemciler için uygun değildir.</text:p>
            </text:list-item>
          </text:list>
        </text:list-item>
        <text:list-item>
          <text:p text:style-name="P23"><text:span text:style-name="Strong_20_Emphasis">Alternatif Grant Türlerinin Tercihi</text:span>:</text:p>
          <text:list>
            <text:list-item>
              <text:p text:style-name="P24">Mümkünse <text:span text:style-name="Strong_20_Emphasis">Authorization Code Grant</text:span> gibi daha güvenli grant türleri kullanılmalıdır.</text:p>
            </text:list-item>
            <text:list-item>
              <text:p text:style-name="P23">ROPC, yalnızca başka bir seçeneğin olmadığı durumlarda bir "son çare" olarak değerlendirilmelidir.</text:p>
            </text:list-item>
          </text:list>
        </text:list-item>
      </text:list>
      <text:p text:style-name="Horizontal_20_Line"/>
      <text:h text:style-name="Heading_20_3" text:outline-level="3"><text:span text:style-name="Strong_20_Emphasis">Nerelerde Kullanılır?</text:span></text:h>
      <text:list text:style-name="L12">
        <text:list-item>
          <text:p text:style-name="P26"><text:span text:style-name="Strong_20_Emphasis">Cihaz Tabanlı Uygulamalar</text:span>:</text:p>
          <text:list>
            <text:list-item>
              <text:p text:style-name="P26">Örneğin, işletim sistemi tarafından entegre edilmiş bir istemci uygulamasında kullanılabilir.</text:p>
            </text:list-item>
          </text:list>
        </text:list-item>
        <text:list-item>
          <text:p text:style-name="P26"><text:span text:style-name="Strong_20_Emphasis">Yüksek Güven Gerektiren Uygulamalar</text:span>:</text:p>
          <text:list>
            <text:list-item>
              <text:p text:style-name="P25">Uygulamanın doğrudan kontrol edilen bir ortamda çalıştığı ve güvenliğin tamamen sağlandığı senaryolarda uygundur.</text:p>
            </text:list-item>
          </text:list>
        </text:list-item>
      </text:list>
      <text:p text:style-name="Horizontal_20_Line"/>
      <text:h text:style-name="Heading_20_3" text:outline-level="3"><text:span text:style-name="Strong_20_Emphasis">Değerlendirme ve Sonuç:</text:span></text:h>
      <text:p text:style-name="Text_20_body"><text:span text:style-name="Strong_20_Emphasis">Resource Owner Password Credentials Grant</text:span>, güvenliğin ve gizliliğin kritik olduğu durumlarda dikkatli bir şekilde kullanılmalıdır. Bu grant türü, istemcinin kaynak sahibinin kullanıcı adı ve şifre bilgilerine doğrudan erişim gerektirdiği için, kötüye kullanım riskini beraberinde getirir. Bu nedenle:</text:p>
      <text:list text:style-name="L13">
        <text:list-item>
          <text:p text:style-name="P28">Uygulama, yalnızca yüksek güven ortamlarında çalıştırılmalı.</text:p>
        </text:list-item>
        <text:list-item>
          <text:p text:style-name="P28">Kullanıcı adı ve şifre bilgileri yalnızca bir kere kullanılmalı ve hiçbir şekilde saklanmamalı.</text:p>
        </text:list-item>
        <text:list-item>
          <text:p text:style-name="P27">Mümkünse, daha güvenli grant türleri tercih edilmelidir.</text:p>
        </text:list-item>
      </text:list>
      <text:p text:style-name="Text_20_body">Bu yöntem, yalnızca belirli ve sınırlı kullanım senaryolarında, güvenilir istemcilerle uygulanmalıdır.</text:p>
      <text:p text:style-name="P8"><text:span text:style-name="Strong_20_Emphasis">1.3.4 - Client Credentials</text:span></text:p>
      <text:p text:style-name="P8">İstemcinin kimliğini doğrulamak ve kaynaklara erişim izni almak için kullanılan bir yetkilendirme türüdür. Bu grant türü genellikle <text:span text:style-name="Strong_20_Emphasis">istemcinin kendi adına</text:span> veya <text:span text:style-name="Strong_20_Emphasis">önceden yetkilendirilmiş erişim</text:span> ile korunan kaynaklara erişim sağlamak amacıyla kullanılır. Başka bir deyişle, istemci, genellikle kaynak sahibiyle aynı kimliklere sahip değildir ve yalnızca <text:span text:style-name="Strong_20_Emphasis">kendi kaynaklarına</text:span> erişim talep eder.</text:p>
      <text:p text:style-name="Horizontal_20_Line"/>
      <text:h text:style-name="Heading_20_3" text:outline-level="3"><text:span text:style-name="Strong_20_Emphasis">İşleyiş:</text:span></text:h>
      <text:list text:style-name="L14">
        <text:list-item>
          <text:p text:style-name="P29"><text:span text:style-name="Strong_20_Emphasis">Kimlik Doğrulama</text:span>:</text:p>
          <text:list>
            <text:list-item>
              <text:p text:style-name="P30"><text:soft-page-break/>İstemci, bir <text:span text:style-name="Strong_20_Emphasis">access token</text:span> almak için <text:span text:style-name="Strong_20_Emphasis">Authorization Server</text:span>'a kimlik bilgilerini (client ID ve client secret gibi) sunar.</text:p>
            </text:list-item>
            <text:list-item>
              <text:p text:style-name="P30">Bu kimlik bilgileri istemcinin güvenli bir şekilde doğrulanmasını sağlar.</text:p>
            </text:list-item>
          </text:list>
        </text:list-item>
        <text:list-item>
          <text:p text:style-name="P29"><text:span text:style-name="Strong_20_Emphasis">Erişim Tokenı Alınması</text:span>:</text:p>
          <text:list>
            <text:list-item>
              <text:p text:style-name="P30">İstemci, <text:span text:style-name="Strong_20_Emphasis">client credentials</text:span>'ını kullanarak <text:span text:style-name="Strong_20_Emphasis">authorization server</text:span> üzerinden <text:span text:style-name="Strong_20_Emphasis">access token</text:span> talep eder.</text:p>
            </text:list-item>
            <text:list-item>
              <text:p text:style-name="P30">Bu işlem, istemcinin kaynak sahibinin kimlik bilgilerine veya şifresine ihtiyacı olmadığı için daha güvenli ve hızlıdır.</text:p>
            </text:list-item>
          </text:list>
        </text:list-item>
        <text:list-item>
          <text:p text:style-name="P29"><text:span text:style-name="Strong_20_Emphasis">Erişim Sağlanması</text:span>:</text:p>
          <text:list>
            <text:list-item>
              <text:p text:style-name="P29">Erişim tokenı alındıktan sonra istemci, bu token'ı kullanarak <text:span text:style-name="Strong_20_Emphasis">resource server</text:span>'a (korunan kaynak sunucusu) erişebilir.</text:p>
            </text:list-item>
          </text:list>
        </text:list-item>
      </text:list>
      <text:p text:style-name="Horizontal_20_Line"/>
      <text:h text:style-name="Heading_20_3" text:outline-level="3"><text:span text:style-name="Strong_20_Emphasis">Ne Zaman Kullanılır?</text:span></text:h>
      <text:list text:style-name="L15">
        <text:list-item>
          <text:p text:style-name="P31"><text:span text:style-name="Strong_20_Emphasis">İstemci Kendi Kaynaklarına Erişmek İstediğinde</text:span>:</text:p>
          <text:list>
            <text:list-item>
              <text:p text:style-name="P32">Eğer istemci, sadece kendi kontrolündeki kaynaklara erişim talep ediyorsa (örneğin, kendi veritabanındaki verilere), client credentials grant türü uygundur.</text:p>
            </text:list-item>
          </text:list>
        </text:list-item>
        <text:list-item>
          <text:p text:style-name="P31"><text:span text:style-name="Strong_20_Emphasis">Önceden Yetkilendirilmiş Erişim Senaryoları</text:span>:</text:p>
          <text:list>
            <text:list-item>
              <text:p text:style-name="P32">Eğer bir istemci, belirli bir kaynak üzerinde önceden anlaşmaya varmışsa (örneğin, bir API üzerinden belirli verilere erişim için önceden yetkilendirilmişse), bu tür bir grant kullanılabilir.</text:p>
            </text:list-item>
          </text:list>
        </text:list-item>
        <text:list-item>
          <text:p text:style-name="P31"><text:span text:style-name="Strong_20_Emphasis">Sunucu-Sunucu İletişimi</text:span>:</text:p>
          <text:list>
            <text:list-item>
              <text:p text:style-name="P31">Client credentials grant türü, genellikle <text:span text:style-name="Strong_20_Emphasis">sunucu-sunucu iletişimi</text:span> için kullanılır. Örneğin, bir microservice mimarisinde, mikroservislerin kendi aralarında güvenli bir şekilde iletişim kurması gerektiğinde bu tür bir grant kullanılır.</text:p>
            </text:list-item>
          </text:list>
        </text:list-item>
      </text:list>
      <text:p text:style-name="Horizontal_20_Line"/>
      <text:h text:style-name="Heading_20_3" text:outline-level="3"><text:span text:style-name="Strong_20_Emphasis">Avantajlar:</text:span></text:h>
      <text:list text:style-name="L16">
        <text:list-item>
          <text:p text:style-name="P33"><text:span text:style-name="Strong_20_Emphasis">Güvenli ve Basit</text:span>:</text:p>
          <text:list>
            <text:list-item>
              <text:p text:style-name="P34">Kaynak sahibinin kimlik bilgilerini istemciyle paylaşma gereksinimi yoktur. İstemci yalnızca kendi kimlik bilgilerini (client ID ve client secret) kullanarak kimlik doğrulaması yapar.</text:p>
            </text:list-item>
          </text:list>
        </text:list-item>
        <text:list-item>
          <text:p text:style-name="P33"><text:span text:style-name="Strong_20_Emphasis">İstemcinin Kendi Kaynaklarıyla İşlem Yapması</text:span>:</text:p>
          <text:list>
            <text:list-item>
              <text:p text:style-name="P34">İstemci, yalnızca kendi kaynaklarına veya önceden yetkilendirilmiş kaynaklara erişim talep ettiği için, diğer kullanıcıların kaynaklarıyla ilgili bir risk oluşmaz.</text:p>
            </text:list-item>
          </text:list>
        </text:list-item>
        <text:list-item>
          <text:p text:style-name="P33"><text:span text:style-name="Strong_20_Emphasis">Sunucu-Sunucu Erişimi İçin Uygun</text:span>:</text:p>
          <text:list>
            <text:list-item>
              <text:p text:style-name="P33">Genellikle API'ler veya mikro servisler gibi sunucu tabanlı uygulamalar arasında kullanılır. Bu tür uygulamalar genellikle kullanıcı adı ve şifre gerektirmeden yalnızca istemci kimlik bilgileriyle kimlik doğrulaması yapar.</text:p>
            </text:list-item>
          </text:list>
        </text:list-item>
      </text:list>
      <text:p text:style-name="Horizontal_20_Line"/>
      <text:h text:style-name="Heading_20_3" text:outline-level="3"><text:soft-page-break/><text:span text:style-name="Strong_20_Emphasis">Sınırlamalar ve Güvenlik Riskleri:</text:span></text:h>
      <text:list text:style-name="L17">
        <text:list-item>
          <text:p text:style-name="P35"><text:span text:style-name="Strong_20_Emphasis">Kaynak Sahipliği</text:span>:</text:p>
          <text:list>
            <text:list-item>
              <text:p text:style-name="P36">Bu grant türü, <text:span text:style-name="Strong_20_Emphasis">istemcinin kaynak sahibiyle aynı olması</text:span> durumunda kullanılabilir. Yani istemci, yalnızca kendi kaynakları üzerinde işlem yapabilir. Başka bir deyişle, istemcinin, kaynak sahibi olmayan veriler üzerinde işlem yapması için başka bir grant türü gereklidir.</text:p>
            </text:list-item>
          </text:list>
        </text:list-item>
        <text:list-item>
          <text:p text:style-name="P35"><text:span text:style-name="Strong_20_Emphasis">Client Secret'ın Güvenliği</text:span>:</text:p>
          <text:list>
            <text:list-item>
              <text:p text:style-name="P36"><text:span text:style-name="Strong_20_Emphasis">Client Secret</text:span> gibi kimlik bilgileri, istemcinin güvenli bir ortamda tutulması gerektiği için doğru güvenlik önlemleri alınmalıdır. Eğer bu bilgiler ele geçirilirse, kötü niyetli kişiler istemci adına yetkisiz erişimler yapabilir.</text:p>
            </text:list-item>
          </text:list>
        </text:list-item>
        <text:list-item>
          <text:p text:style-name="P35"><text:span text:style-name="Strong_20_Emphasis">Kısıtlı Erişim</text:span>:</text:p>
          <text:list>
            <text:list-item>
              <text:p text:style-name="P35">Bu grant türü, yalnızca istemcinin önceden belirlenmiş ve yetkilendirilmiş kaynaklarına erişim sağlar. Diğer kaynaklara erişim için farklı bir grant türü gereklidir.</text:p>
            </text:list-item>
          </text:list>
        </text:list-item>
      </text:list>
      <text:p text:style-name="Horizontal_20_Line"/>
      <text:h text:style-name="Heading_20_3" text:outline-level="3"><text:span text:style-name="Strong_20_Emphasis">Sonuç:</text:span></text:h>
      <text:p text:style-name="Text_20_body"><text:span text:style-name="Strong_20_Emphasis">Client Credentials Grant</text:span>, özellikle istemcinin kendi kontrolündeki kaynaklara erişim sağlamak için tasarlanmış güvenli bir yetkilendirme türüdür. Bu yöntem, istemcilerin kimlik doğrulaması yapmasını sağlar, ancak kaynak sahibiyle aynı kimlikleri taşımayan istemciler için bu yöntem dışında başka grant türleri kullanılmalıdır.</text:p>
      <text:p text:style-name="Text_20_body">Bu grant türü, genellikle <text:span text:style-name="Strong_20_Emphasis">sunucu-sunucu iletişimi</text:span> ve <text:span text:style-name="Strong_20_Emphasis">API entegrasyonları</text:span> için uygun olup, yüksek güvenlik önlemleri gerektiren ortamlarda uygulanmalıdır.</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01:25:27.826034871</meta:creation-date>
    <dc:date>2025-01-26T01:43:06.895018848</dc:date>
    <meta:editing-duration>PT17M39S</meta:editing-duration>
    <meta:editing-cycles>1</meta:editing-cycles>
    <meta:document-statistic meta:table-count="0" meta:image-count="0" meta:object-count="0" meta:page-count="7" meta:paragraph-count="141" meta:word-count="1693" meta:character-count="13077" meta:non-whitespace-character-count="11631"/>
    <meta:generator>LibreOffice/7.4.7.2$Linux_X86_64 LibreOffice_project/40$Build-2</meta:generator>
  </office:meta>
</office:document-meta>
</file>